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15.695cm"/>
    </style:style>
    <style:style style:name="co4" style:family="table-column">
      <style:table-column-properties fo:break-before="auto" style:column-width="22.013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ranzininho_20_WIFI_20_BOM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nzininho WIFI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8" table:default-cell-style-name="Default"/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PN</text:p>
          </table:table-cell>
          <table:table-cell office:value-type="string" calcext:value-type="string">
            <text:p>Montado</text:p>
          </table:table-cell>
          <table:table-cell office:value-type="string" calcext:value-type="string">
            <text:p>Tem estoque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Samsung-Electro-Mechanics-CL10C200JB8NNNC_C1648.pdf" xlink:type="simple">https://datasheet.lcsc.com/szlcsc/Samsung-Electro-Mechanics-CL10C200JB8NNNC_C1648.pdf</text:a></text:p>
          </table:table-cell>
          <table:table-cell table:style-name="ce6" office:value-type="string" calcext:value-type="string">
            <text:p>C1648</text:p>
          </table:table-cell>
          <table:table-cell table:style-name="ce1" office:value-type="string" calcext:value-type="string">
            <text:p>CL10C200JB8NNNC</text:p>
          </table:table-cell>
          <table:table-cell office:value-type="string" calcext:value-type="string">
            <text:p>Sim 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Conn_01x20_Male</text:p>
          </table:table-cell>
          <table:table-cell table:style-name="ce1" office:value-type="string" calcext:value-type="string">
            <text:p>Connector_PinSocket_2.54mm:PinSocket_1x20_P2.54mm_Vertical</text:p>
          </table:table-cell>
          <table:table-cell table:style-name="ce1"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Sim 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6" office:value-type="string" calcext:value-type="string">
            <text:p>C21189</text:p>
          </table:table-cell>
          <table:table-cell table:style-name="ce1" office:value-type="string" calcext:value-type="string">
            <text:p>0603WAF0000T5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6" office:value-type="string" calcext:value-type="string">
            <text:p>C21189</text:p>
          </table:table-cell>
          <table:table-cell table:style-name="ce1" office:value-type="string" calcext:value-type="string">
            <text:p>0603WAF0000T5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1N5819W</text:p>
          </table:table-cell>
          <table:table-cell table:style-name="ce1" office:value-type="string" calcext:value-type="string">
            <text:p>Diode_SMD:D_SOD-123F</text:p>
          </table:table-cell>
          <table:table-cell table:style-name="ce1" office:value-type="string" calcext:value-type="string">
            <text:p>Shandong-Jingdao-Microelectronics-1N5819W_C169540.pdf</text:p>
          </table:table-cell>
          <table:table-cell table:style-name="ce6" office:value-type="string" calcext:value-type="string">
            <text:p>C169540</text:p>
          </table:table-cell>
          <table:table-cell table:style-name="ce1" office:value-type="string" calcext:value-type="string">
            <text:p>1N5819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Samsung-Electro-Mechanics-CL10A105KB8NNNC_C15849.pdf" xlink:type="simple">https://datasheet.lcsc.com/szlcsc/Samsung-Electro-Mechanics-CL10A105KB8NNNC_C15849.pdf</text:a></text:p>
          </table:table-cell>
          <table:table-cell table:style-name="ce6" office:value-type="string" calcext:value-type="string">
            <text:p>C15849</text:p>
          </table:table-cell>
          <table:table-cell table:style-name="ce1" office:value-type="string" calcext:value-type="string">
            <text:p>CL10A105KB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Samsung-Electro-Mechanics-CL10C200JB8NNNC_C1648.pdf" xlink:type="simple">https://datasheet.lcsc.com/szlcsc/Samsung-Electro-Mechanics-CL10C200JB8NNNC_C1648.pdf</text:a></text:p>
          </table:table-cell>
          <table:table-cell table:style-name="ce6" office:value-type="string" calcext:value-type="string">
            <text:p>C1648</text:p>
          </table:table-cell>
          <table:table-cell table:style-name="ce1" office:value-type="string" calcext:value-type="string">
            <text:p>CL10C200JB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BL1117-33CX</text:p>
          </table:table-cell>
          <table:table-cell table:style-name="ce1" office:value-type="string" calcext:value-type="string">
            <text:p>Package_TO_SOT_SMD:SOT-223-3_TabPin2</text:p>
          </table:table-cell>
          <table:table-cell table:style-name="ce2" office:value-type="string" calcext:value-type="string">
            <text:p><text:a xlink:href="https://datasheet.lcsc.com/szlcsc/Shanghai-Belling-BL1117-33CX_C5400.pdf" xlink:type="simple">https://datasheet.lcsc.com/szlcsc/Shanghai-Belling-BL1117-33CX_C5400.pdf</text:a></text:p>
          </table:table-cell>
          <table:table-cell table:style-name="ce6" office:value-type="string" calcext:value-type="string">
            <text:p>C5400</text:p>
          </table:table-cell>
          <table:table-cell table:style-name="ce1" office:value-type="string" calcext:value-type="string">
            <text:p>BL1117-33C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Conn_01x20_Male</text:p>
          </table:table-cell>
          <table:table-cell table:style-name="ce1" office:value-type="string" calcext:value-type="string">
            <text:p>Connector_PinSocket_2.54mm:PinSocket_1x20_P2.54mm_Vertical</text:p>
          </table:table-cell>
          <table:table-cell table:style-name="ce1"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SD5D5.0CT1G</text:p>
          </table:table-cell>
          <table:table-cell table:style-name="ce1" office:value-type="string" calcext:value-type="string">
            <text:p>Diode_SMD:D_SOD-523</text:p>
          </table:table-cell>
          <table:table-cell table:style-name="ce2" office:value-type="string" calcext:value-type="string">
            <text:p><text:a xlink:href="https://datasheet.lcsc.com/szlcsc/Leshan-Radio-LESD5Z5-0T1G_C136171.pdf" xlink:type="simple">https://datasheet.lcsc.com/szlcsc/Leshan-Radio-LESD5Z5-0T1G_C136171.pdf</text:a></text:p>
          </table:table-cell>
          <table:table-cell table:style-name="ce6" office:value-type="string" calcext:value-type="string">
            <text:p>C136171</text:p>
          </table:table-cell>
          <table:table-cell table:style-name="ce1" office:value-type="string" calcext:value-type="string">
            <text:p>LESD5Z5.0T1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LESD5D5.0CT1G</text:p>
          </table:table-cell>
          <table:table-cell table:style-name="ce1" office:value-type="string" calcext:value-type="string">
            <text:p>Diode_SMD:D_SOD-523</text:p>
          </table:table-cell>
          <table:table-cell table:style-name="ce2" office:value-type="string" calcext:value-type="string">
            <text:p><text:a xlink:href="https://datasheet.lcsc.com/szlcsc/Leshan-Radio-LESD5Z5-0T1G_C136171.pdf" xlink:type="simple">https://datasheet.lcsc.com/szlcsc/Leshan-Radio-LESD5Z5-0T1G_C136171.pdf</text:a></text:p>
          </table:table-cell>
          <table:table-cell table:style-name="ce6" office:value-type="string" calcext:value-type="string">
            <text:p>C136171</text:p>
          </table:table-cell>
          <table:table-cell table:style-name="ce1" office:value-type="string" calcext:value-type="string">
            <text:p>LESD5Z5.0T1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LESD5D5.0CT1G</text:p>
          </table:table-cell>
          <table:table-cell table:style-name="ce1" office:value-type="string" calcext:value-type="string">
            <text:p>Diode_SMD:D_SOD-523</text:p>
          </table:table-cell>
          <table:table-cell table:style-name="ce2" office:value-type="string" calcext:value-type="string">
            <text:p><text:a xlink:href="https://datasheet.lcsc.com/szlcsc/Leshan-Radio-LESD5Z5-0T1G_C136171.pdf" xlink:type="simple">https://datasheet.lcsc.com/szlcsc/Leshan-Radio-LESD5Z5-0T1G_C136171.pdf</text:a></text:p>
          </table:table-cell>
          <table:table-cell table:style-name="ce6" office:value-type="string" calcext:value-type="string">
            <text:p>C136171</text:p>
          </table:table-cell>
          <table:table-cell table:style-name="ce1" office:value-type="string" calcext:value-type="string">
            <text:p>LESD5Z5.0T1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USB-A-H</text:p>
          </table:table-cell>
          <table:table-cell table:style-name="ce1" office:value-type="string" calcext:value-type="string">
            <text:p>LIBS:USB-A-H</text:p>
          </table:table-cell>
          <table:table-cell/>
          <table:table-cell office:value-type="string" calcext:value-type="string">
            <text:p>C112454</text:p>
          </table:table-cell>
          <table:table-cell office:value-type="string" calcext:value-type="string">
            <text:p>USB-0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WS2812B</text:p>
          </table:table-cell>
          <table:table-cell table:style-name="ce1" office:value-type="string" calcext:value-type="string">
            <text:p>LED_SMD:LED_WS2812B_PLCC4_5.0x5.0mm_P3.2mm</text:p>
          </table:table-cell>
          <table:table-cell table:style-name="ce2" office:value-type="string" calcext:value-type="string">
            <text:p><text:a xlink:href="https://datasheet.lcsc.com/szlcsc/Worldsemi-WS2812B-B_C114586.pdf" xlink:type="simple">https://datasheet.lcsc.com/szlcsc/Worldsemi-WS2812B-B_C114586.pdf</text:a></text:p>
          </table:table-cell>
          <table:table-cell table:style-name="ce6" office:value-type="string" calcext:value-type="string">
            <text:p>C114586</text:p>
          </table:table-cell>
          <table:table-cell table:style-name="ce1" office:value-type="string" calcext:value-type="string">
            <text:p>WS2812B-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YAGEO-CC0603KRX7R9BB104_C14663.pdf" xlink:type="simple">https://datasheet.lcsc.com/szlcsc/YAGEO-CC0603KRX7R9BB104_C14663.pdf</text:a></text:p>
          </table:table-cell>
          <table:table-cell table:style-name="ce1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YAGEO-CC0603KRX7R9BB104_C14663.pdf" xlink:type="simple">https://datasheet.lcsc.com/szlcsc/YAGEO-CC0603KRX7R9BB104_C14663.pdf</text:a></text:p>
          </table:table-cell>
          <table:table-cell table:style-name="ce1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YAGEO-CC0603KRX7R9BB104_C14663.pdf" xlink:type="simple">https://datasheet.lcsc.com/szlcsc/YAGEO-CC0603KRX7R9BB104_C14663.pdf</text:a></text:p>
          </table:table-cell>
          <table:table-cell table:style-name="ce1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esp32-s2-wroom</text:p>
          </table:table-cell>
          <table:table-cell table:style-name="ce1" office:value-type="string" calcext:value-type="string">
            <text:p>esp32-s2:esp32-s2-wrooom</text:p>
          </table:table-cell>
          <table:table-cell office:value-type="string" calcext:value-type="string">
            <text:p>https://www.espressif.com/sites/default/files/documentation/esp32-s2-wroom_esp32-s2-wroom-i_datasheet_en.pdf</text:p>
          </table:table-cell>
          <table:table-cell office:value-type="string" calcext:value-type="string">
            <text:p>C967025</text:p>
          </table:table-cell>
          <table:table-cell office:value-type="string" calcext:value-type="string">
            <text:p>ESP32-S2-WROOM(4M)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SMD:LED_0603_1608Metric</text:p>
          </table:table-cell>
          <table:table-cell table:style-name="ce2" office:value-type="string" calcext:value-type="string">
            <text:p><text:a xlink:href="https://datasheet.lcsc.com/szlcsc/Hubei-KENTO-Elec-XL-0603QYGC_C2289.pdf" xlink:type="simple">https://datasheet.lcsc.com/szlcsc/Hubei-KENTO-Elec-XL-0603QYGC_C2289.pdf</text:a></text:p>
          </table:table-cell>
          <table:table-cell table:style-name="ce1" office:value-type="string" calcext:value-type="string">
            <text:p>C2289</text:p>
          </table:table-cell>
          <table:table-cell table:style-name="ce1" office:value-type="string" calcext:value-type="string">
            <text:p>XL-0603QYG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_Switch_SMD:SW_SPST_B3U-1000P</text:p>
          </table:table-cell>
          <table:table-cell table:style-name="ce1" office:value-type="string" calcext:value-type="string">
            <text:p>https://datasheet.lcsc.com/szlcsc/1810010153_Omron-Electronics-B3U-1000P_C231329.pdf</text:p>
          </table:table-cell>
          <table:table-cell office:value-type="string" calcext:value-type="string">
            <text:p>C231329</text:p>
          </table:table-cell>
          <table:table-cell office:value-type="string" calcext:value-type="string">
            <text:p><text:s/>B3U-1000P 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_Switch_SMD:SW_SPST_B3U-1000P</text:p>
          </table:table-cell>
          <table:table-cell table:style-name="ce1" office:value-type="string" calcext:value-type="string">
            <text:p>https://datasheet.lcsc.com/szlcsc/1810010153_Omron-Electronics-B3U-1000P_C231329.pdf</text:p>
          </table:table-cell>
          <table:table-cell office:value-type="string" calcext:value-type="string">
            <text:p>C231329</text:p>
          </table:table-cell>
          <table:table-cell office:value-type="string" calcext:value-type="string">
            <text:p><text:s/>B3U-1000P 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3" table:number-rows-repeated="104854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'Franzininho WIFI BOM'.A1:'Franzininho WIFI BOM'.H29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43:56.191153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anzininho_20_WIFI_20_BOM" style:display-name="PageStyle_Franzininho WIFI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24T15:58:52.943230489</dc:date>
    <meta:editing-duration>PT13M15S</meta:editing-duration>
    <meta:editing-cycles>3</meta:editing-cycles>
    <meta:document-statistic meta:table-count="1" meta:cell-count="227" meta:object-count="0"/>
  </office:meta>
</office:document-meta>
</file>